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2.061in" svg:y="1.3134in">
            <draw:object draw:notify-on-update-of-ranges="Sheet1.B32:Sheet1.B37 Sheet1.C31:Sheet1.C31 Sheet1.C32:Sheet1.C37 Sheet1.B32:Sheet1.B37 Sheet1.D31:Sheet1.D31 Sheet1.D32:Sheet1.D37 Sheet1.B32:Sheet1.B37 Sheet1.E31:Sheet1.E31 Sheet1.E32:Sheet1.E37 Sheet1.B32:Sheet1.B37 Sheet1.F31:Sheet1.F31 Sheet1.F32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7.3161in" svg:y="1.3433in">
            <draw:object draw:notify-on-update-of-ranges="Sheet1.H32:Sheet1.H35 Sheet1.I31:Sheet1.I31 Sheet1.I32:Sheet1.I35 Sheet1.H32:Sheet1.H35 Sheet1.J31:Sheet1.J31 Sheet1.J32:Sheet1.J35 Sheet1.H32:Sheet1.H35 Sheet1.K31:Sheet1.K31 Sheet1.K32:Sheet1.K35 Sheet1.H32:Sheet1.H35 Sheet1.L31:Sheet1.L31 Sheet1.L32:Sheet1.L35 Sheet1.H32:Sheet1.H35 Sheet1.M31:Sheet1.M31 Sheet1.M32:Sheet1.M35 Sheet1.H32:Sheet1.H35 Sheet1.N31:Sheet1.N31 Sheet1.N32:Sheet1.N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</table:table-row>
        <table:table-row table:style-name="ro1" table:number-rows-repeated="3">
          <table:table-cell table:number-columns-repeated="71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5"/>
        </table:table-row>
        <table:table-row table:style-name="ro1" table:number-rows-repeated="11">
          <table:table-cell table:number-columns-repeated="71"/>
        </table:table-row>
        <table:table-row table:style-name="ro1" table:number-rows-repeated="4">
          <table:table-cell table:number-columns-repeated="67"/>
          <table:table-cell table:style-name="ce1"/>
          <table:table-cell table:number-columns-repeated="3"/>
        </table:table-row>
        <table:table-row table:style-name="ro1">
          <table:table-cell table:number-columns-repeated="67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9:56:15.409296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6-19T17:16:11.920438714</dc:date>
    <meta:editing-duration>PT6M54S</meta:editing-duration>
    <meta:editing-cycles>4</meta:editing-cycles>
    <meta:document-statistic meta:table-count="1" meta:cell-count="13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7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B32:Sheet1.F37 Sheet1.C31:Sheet1.F31" chart:data-source-has-labels="row" svg:x="1.701cm" svg:y="1.301cm" svg:width="11.184cm" svg:height="6.545cm">
          <chartooo:coordinate-region svg:x="3.619cm" svg:y="1.5cm" svg:width="9.079cm" svg:height="5.699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
</text:p>
            </chart:title>
            <chart:grid chart:style-name="ch9" chart:class="major"/>
          </chart:axis>
          <chart:series chart:style-name="ch10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1" chart:values-cell-range-address="Sheet1.D32:Sheet1.D37" chart:label-cell-address="Sheet1.D31:Sheet1.D31" chart:class="chart:scatter">
            <chart:data-point chart:repeated="6"/>
          </chart:series>
          <chart:series chart:style-name="ch12" chart:values-cell-range-address="Sheet1.E32:Sheet1.E37" chart:label-cell-address="Sheet1.E31:Sheet1.E31" chart:class="chart:scatter">
            <chart:data-point chart:repeated="6"/>
          </chart:series>
          <chart:series chart:style-name="ch13" chart:values-cell-range-address="Sheet1.F32:Sheet1.F37" chart:label-cell-address="Sheet1.F31:Sheet1.F3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2</text:p>
                <draw:g>
                  <svg:desc>Sheet1.C31:Sheet1.C31</svg:desc>
                </draw:g>
              </table:table-cell>
              <table:table-cell office:value-type="string">
                <text:p>Nodes 4</text:p>
                <draw:g>
                  <svg:desc>Sheet1.D31:Sheet1.D31</svg:desc>
                </draw:g>
              </table:table-cell>
              <table:table-cell office:value-type="string">
                <text:p>Nodes 8</text:p>
                <draw:g>
                  <svg:desc>Sheet1.E31:Sheet1.E31</svg:desc>
                </draw:g>
              </table:table-cell>
              <table:table-cell office:value-type="string">
                <text:p>Nodes 16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6205480">
                <text:p>6205480</text:p>
                <draw:g>
                  <svg:desc>Sheet1.C32:Sheet1.C37</svg:desc>
                </draw:g>
              </table:table-cell>
              <table:table-cell office:value-type="float" office:value="5231390">
                <text:p>5231390</text:p>
                <draw:g>
                  <svg:desc>Sheet1.D32:Sheet1.D37</svg:desc>
                </draw:g>
              </table:table-cell>
              <table:table-cell office:value-type="float" office:value="4207660">
                <text:p>4207660</text:p>
                <draw:g>
                  <svg:desc>Sheet1.E32:Sheet1.E37</svg:desc>
                </draw:g>
              </table:table-cell>
              <table:table-cell office:value-type="float" office:value="2516640">
                <text:p>251664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723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H32:Sheet1.N35 Sheet1.I31:Sheet1.N31" chart:data-source-has-labels="row" svg:x="1.331cm" svg:y="1.301cm" svg:width="11.554cm" svg:height="6.545cm">
          <chartooo:coordinate-region svg:x="3.249cm" svg:y="1.5cm" svg:width="9.449cm" svg:height="5.699cm"/>
          <chart:axis chart:dimension="x" chart:name="primary-x" chart:style-name="ch5">
            <chart:title svg:x="6.57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1" chart:values-cell-range-address="Sheet1.J32:Sheet1.J35" chart:label-cell-address="Sheet1.J31:Sheet1.J31" chart:class="chart:scatter">
            <chart:data-point chart:repeated="4"/>
          </chart:series>
          <chart:series chart:style-name="ch12" chart:values-cell-range-address="Sheet1.K32:Sheet1.K35" chart:label-cell-address="Sheet1.K31:Sheet1.K31" chart:class="chart:scatter">
            <chart:data-point chart:repeated="4"/>
          </chart:series>
          <chart:series chart:style-name="ch13" chart:values-cell-range-address="Sheet1.L32:Sheet1.L35" chart:label-cell-address="Sheet1.L31:Sheet1.L31" chart:class="chart:scatter">
            <chart:data-point chart:repeated="4"/>
          </chart:series>
          <chart:series chart:style-name="ch14" chart:values-cell-range-address="Sheet1.M32:Sheet1.M35" chart:label-cell-address="Sheet1.M31:Sheet1.M31" chart:class="chart:scatter">
            <chart:data-point chart:repeated="4"/>
          </chart:series>
          <chart:series chart:style-name="ch15" chart:values-cell-range-address="Sheet1.N32:Sheet1.N35" chart:label-cell-address="Sheet1.N31:Sheet1.N31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 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 </text:p>
                <draw:g>
                  <svg:desc>Sheet1.M31:Sheet1.M31</svg:desc>
                </draw:g>
              </table:table-cell>
              <table:table-cell office:value-type="string">
                <text:p>Scale 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32:Sheet1.H35</svg:desc>
                </draw:g>
              </table:table-cell>
              <table:table-cell office:value-type="float" office:value="6205480">
                <text:p>6205480</text:p>
                <draw:g>
                  <svg:desc>Sheet1.I32:Sheet1.I35</svg:desc>
                </draw:g>
              </table:table-cell>
              <table:table-cell office:value-type="float" office:value="9953930">
                <text:p>9953930</text:p>
                <draw:g>
                  <svg:desc>Sheet1.J32:Sheet1.J35</svg:desc>
                </draw:g>
              </table:table-cell>
              <table:table-cell office:value-type="float" office:value="10704800">
                <text:p>10704800</text:p>
                <draw:g>
                  <svg:desc>Sheet1.K32:Sheet1.K35</svg:desc>
                </draw:g>
              </table:table-cell>
              <table:table-cell office:value-type="float" office:value="10837500">
                <text:p>10837500</text:p>
                <draw:g>
                  <svg:desc>Sheet1.L32:Sheet1.L35</svg:desc>
                </draw:g>
              </table:table-cell>
              <table:table-cell office:value-type="float" office:value="10679600">
                <text:p>10679600</text:p>
                <draw:g>
                  <svg:desc>Sheet1.M32:Sheet1.M35</svg:desc>
                </draw:g>
              </table:table-cell>
              <table:table-cell office:value-type="float" office:value="10345300">
                <text:p>1034530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